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2D187B6D6CE553B.png" manifest:media-type="image/png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008000000089442829B9654ACB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Mono4" svg:font-family="'Liberation Mono'" style:font-pitch="fixed"/>
    <style:font-face style:name="Liberation Mono5" svg:font-family="'Liberation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_20_concave" draw:marker-end-width="0.3cm" draw:fill="none" draw:textarea-vertical-align="middle"/>
    </style:style>
    <style:style style:name="gr4" style:family="graphic" style:parent-style-name="objectwithoutfill">
      <style:graphic-properties draw:marker-start="Circle" draw:marker-start-width="0.3cm" draw:marker-end="Circle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99cm"/>
      <style:paragraph-properties style:writing-mode="lr-tb"/>
    </style:style>
    <style:style style:name="gr6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7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cm" fo:min-width="0.468cm"/>
      <style:paragraph-properties style:writing-mode="lr-tb"/>
    </style:style>
    <style:style style:name="gr9" style:family="graphic" style:parent-style-name="standard">
      <style:graphic-properties svg:stroke-color="#000000" draw:fill-color="#ffffcc" draw:textarea-horizontal-align="justify" draw:textarea-vertical-align="middle" draw:auto-grow-height="false" fo:min-height="0.418cm" fo:min-width="1.646cm" fo:wrap-option="no-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368cm"/>
      <style:paragraph-properties style:writing-mode="lr-tb"/>
    </style:style>
    <style:style style:name="gr12" style:family="graphic" style:parent-style-name="objectwithoutfill">
      <style:graphic-properties draw:stroke="dash" draw:stroke-dash="Fine_20_Dashed" svg:stroke-width="0.05cm" svg:stroke-color="#729fcf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038cm"/>
      <style:paragraph-properties style:writing-mode="lr-tb"/>
    </style:style>
    <style:style style:name="gr14" style:family="graphic" style:parent-style-name="objectwithoutfill">
      <style:graphic-properties draw:marker-start="Circle" draw:marker-start-width="0.3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start="" draw:marker-start-width="0.3cm" draw:marker-end="Circle" draw:marker-end-width="0.3cm" draw:fill="none" draw:textarea-vertical-align="middle"/>
    </style:style>
    <style:style style:name="gr16" style:family="graphic" style:parent-style-name="objectwithoutfill">
      <style:graphic-properties svg:stroke-width="0.1cm" svg:stroke-color="#729fcf" draw:marker-start="Circle" draw:marker-start-width="0.3cm" draw:marker-end="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729fcf" draw:marker-start="Circle" draw:marker-start-width="0.3cm" draw:marker-end="Circle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standard">
      <style:graphic-properties draw:stroke="none" draw:fill="hatch" draw:fill-hatch-name="Vacuumable" draw:fill-hatch-solid="false" draw:textarea-horizontal-align="justify" draw:textarea-vertical-align="middle" draw:auto-grow-height="false" fo:min-height="2.517cm" fo:min-width="8.799cm"/>
    </style:style>
    <style:style style:name="gr20" style:family="graphic" style:parent-style-name="objectwithoutfill">
      <style:graphic-properties draw:stroke="dash" draw:stroke-dash="Fine_20_Dashed" svg:stroke-width="0.05cm" svg:stroke-color="#000000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vertical-align="middle" draw:auto-grow-height="false" fo:min-height="8.54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3.69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352cm"/>
      <style:paragraph-properties style:writing-mode="lr-tb"/>
    </style:style>
    <style:style style:name="gr24" style:family="graphic" style:parent-style-name="standard">
      <style:graphic-properties svg:stroke-color="#000000" draw:fill="none" draw:textarea-vertical-align="middle" draw:auto-grow-height="false" fo:min-height="12.55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5.33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43cm"/>
      <style:paragraph-properties style:writing-mode="lr-tb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4.321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4.721cm"/>
      <style:paragraph-properties style:writing-mode="lr-tb"/>
    </style:style>
    <style:style style:name="pr8" style:family="presentation" style:parent-style-name="master-title">
      <style:graphic-properties fo:min-height="1.741cm"/>
      <style:paragraph-properties style:writing-mode="lr-tb"/>
    </style:style>
    <style:style style:name="pr9" style:family="presentation" style:parent-style-name="master-outline1">
      <style:graphic-properties fo:min-height="14.15cm"/>
      <style:paragraph-properties style:writing-mode="lr-tb"/>
    </style:style>
    <style:style style:name="pr10" style:family="presentation" style:parent-style-name="master-notes">
      <style:graphic-properties draw:fill-color="#ffffff" fo:min-height="13.364cm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3.766cm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4.876cm"/>
      <style:paragraph-properties style:writing-mode="lr-tb"/>
    </style:style>
    <style:style style:name="pr13" style:family="presentation" style:parent-style-name="master-outline1" style:list-style-name="L4">
      <style:graphic-properties fo:min-height="14.15cm"/>
      <style:paragraph-properties style:writing-mode="lr-tb"/>
    </style:style>
    <style:style style:name="pr14" style:family="presentation" style:parent-style-name="master-outline1" style:list-style-name="L5">
      <style:graphic-properties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4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 style:writing-mode="lr-tb"/>
      <style:text-properties fo:color="#ffffff" loext:opacity="100%" fo:font-size="36pt" fo:language="zxx" fo:country="none" style:font-size-asian="36pt" style:language-asian="zxx" style:country-asian="none" style:font-size-complex="36pt" style:language-complex="zxx" style:country-complex="none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fo:language="zxx" fo:country="none" style:font-size-asian="36pt" style:language-asian="zxx" style:country-asian="none" style:font-size-complex="36pt" style:language-complex="zxx" style:country-complex="non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 fo:language="zxx" fo:country="none" style:language-asian="zxx" style:country-asian="none" style:language-complex="zxx" style:country-complex="none"/>
    </style:style>
    <style:style style:name="P8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margin-top="0cm" fo:margin-bottom="0.4cm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cm" fo:margin-bottom="0.4cm" style:writing-mode="lr-tb"/>
      <style:text-properties fo:color="#000000" loext:opacity="100%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12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13" style:family="paragraph">
      <style:paragraph-properties style:writing-mode="lr-tb"/>
      <style:text-properties fo:color="#000000" loext:opacity="100%" fo:language="zxx" fo:country="none" style:language-asian="zxx" style:country-asian="none" style:language-complex="zxx" style:country-complex="none"/>
    </style:style>
    <style:style style:name="P14" style:family="paragraph">
      <style:paragraph-properties fo:margin-top="0cm" fo:margin-bottom="0.2cm"/>
    </style:style>
    <style:style style:name="P15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="none" draw:fill-color="#ffffff"/>
      <style:paragraph-properties style:writing-mode="lr-tb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17" style:family="paragraph">
      <style:paragraph-properties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8" style:family="paragraph">
      <loext:graphic-properties draw:fill-color="#ffffcc"/>
      <style:paragraph-properties fo:text-align="center"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9" style:family="paragraph">
      <loext:graphic-properties draw:fill="none" draw:fill-color="#ffffff"/>
      <style:paragraph-properties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0" style:family="paragraph">
      <style:paragraph-properties fo:margin-left="0cm" fo:margin-right="0cm" fo:margin-top="0cm" fo:margin-bottom="0.2cm" fo:text-indent="-0.61cm"/>
    </style:style>
    <style:style style:name="P21" style:family="paragraph">
      <loext:graphic-properties draw:fill-color="#ffffff"/>
      <style:paragraph-properties fo:margin-left="0cm" fo:margin-right="0cm" fo:margin-top="0cm" fo:margin-bottom="0.2cm" fo:text-indent="-0.61cm" style:writing-mode="lr-tb"/>
      <style:text-properties style:font-name="Liberation Sans4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2" style:family="paragraph">
      <loext:graphic-properties draw:fill="none" draw:fill-color="#ffffff"/>
      <style:paragraph-properties style:writing-mode="lr-tb"/>
      <style:text-properties fo:color="#729fcf" loext:opacity="100%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3" style:family="paragraph">
      <style:paragraph-properties fo:margin-left="0cm" fo:margin-right="0cm" fo:margin-top="0cm" fo:margin-bottom="0.2cm" fo:text-indent="0cm"/>
      <style:text-properties fo:hyphenate="false" loext:hyphenation-no-caps="false"/>
    </style:style>
    <style:style style:name="P24" style:family="paragraph">
      <style:paragraph-properties fo:margin-top="0cm" fo:margin-bottom="0.5cm"/>
    </style:style>
    <style:style style:name="P25" style:family="paragraph">
      <loext:graphic-properties draw:fill="none"/>
      <style:paragraph-properties fo:text-align="start" style:writing-mode="lr-tb"/>
      <style:text-properties style:font-name="Liberation Mono2"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hatch" draw:fill-hatch-name="Vacuumable" draw:fill-hatch-solid="false"/>
      <style:paragraph-properties fo:text-align="center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32" style:family="paragraph">
      <style:paragraph-properties fo:margin-left="0cm" fo:margin-right="0cm" fo:margin-top="0cm" fo:margin-bottom="0.2cm" fo:text-indent="0cm" style:writing-mode="lr-tb"/>
    </style:style>
    <style:style style:name="P33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4" style:family="paragraph">
      <style:paragraph-properties fo:margin-top="0cm" fo:margin-bottom="0.4cm" style:writing-mode="lr-tb"/>
      <style:text-properties fo:language="zxx" fo:country="none" style:language-asian="zxx" style:country-asian="none" style:language-complex="zxx" style:country-complex="none"/>
    </style:style>
    <style:style style:name="P35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6" style:family="paragraph">
      <style:paragraph-properties fo:margin-top="0cm" fo:margin-bottom="0.3cm"/>
    </style:style>
    <style:style style:name="P37" style:family="paragraph">
      <style:paragraph-properties fo:margin-top="0cm" fo:margin-bottom="0.3cm" style:writing-mode="lr-tb"/>
      <style:text-properties fo:color="#000000" loext:opacity="100%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38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c5000b" loext:opacity="100%" style:font-name="Liberation Serif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9" style:family="paragraph">
      <style:paragraph-properties fo:margin-left="0cm" fo:margin-right="0cm" fo:text-indent="0cm"/>
      <style:text-properties fo:hyphenate="false" loext:hyphenation-no-caps="false"/>
    </style:style>
    <style:style style:name="P40" style:family="paragraph">
      <style:paragraph-properties fo:margin-left="0cm" fo:margin-right="0cm" fo:text-indent="0cm" style:writing-mode="lr-tb"/>
      <style:text-properties fo:font-size="26pt" fo:language="zxx" fo:country="none" style:font-size-asian="26pt" style:language-asian="zxx" style:country-asian="none" style:font-size-complex="26pt" style:language-complex="zxx" style:country-complex="none" fo:hyphenate="false" loext:hyphenation-no-caps="false"/>
    </style:style>
    <style:style style:name="T1" style:family="text">
      <style:text-properties fo:color="#ffffff" loext:opacity="100%" style:font-name="Liberation Sans4" fo:font-size="32pt" fo:language="ru" fo:country="RU" style:font-size-asian="32pt" style:language-asian="zxx" style:country-asian="none" style:font-size-complex="32pt" style:language-complex="zxx" style:country-complex="none"/>
    </style:style>
    <style:style style:name="T2" style:family="text">
      <style:text-properties fo:color="#ffffff" loext:opacity="100%" style:font-name="Liberation Sans4" fo:language="ru" fo:country="RU" style:language-asian="zxx" style:country-asian="none" style:language-complex="zxx" style:country-complex="none"/>
    </style:style>
    <style:style style:name="T3" style:family="text">
      <style:text-properties fo:color="#ffffff" loext:opacity="100%"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language-asian="zxx" style:country-asian="none" style:font-name-complex="Liberation Sans2" style:font-size-complex="14pt" style:language-complex="zxx" style:country-complex="none"/>
    </style:style>
    <style:style style:name="T6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Liberation Sans1" fo:font-size="14pt" fo:language="ru" fo:country="RU" style:font-name-asian="Liberation Sans1" style:font-size-asian="14pt" style:language-asian="zxx" style:country-asian="none" style:font-name-complex="Liberation Sans1" style:font-size-complex="14pt" style:language-complex="zxx" style:country-complex="none"/>
    </style:style>
    <style:style style:name="T8" style:family="text">
      <style:text-properties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9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0" style:family="text">
      <style:text-properties fo:language="ru" fo:country="RU" style:language-asian="zxx" style:country-asian="none" style:language-complex="zxx" style:country-complex="none"/>
    </style:style>
    <style:style style:name="T11" style:family="text">
      <style:text-properties fo:color="#000000" loext:opacity="100%" fo:font-size="28pt" fo:language="ru" fo:country="RU" style:font-size-asian="28pt" style:language-asian="zxx" style:country-asian="none" style:font-size-complex="28pt" style:language-complex="zxx" style:country-complex="none"/>
    </style:style>
    <style:style style:name="T12" style:family="text">
      <style:text-properties fo:color="#000000" loext:opacity="100%" fo:language="ru" fo:country="RU" style:language-asian="zxx" style:country-asian="none" style:language-complex="zxx" style:country-complex="none"/>
    </style:style>
    <style:style style:name="T13" style:family="text">
      <style:text-properties fo:color="#000000" loext:opacity="100%" fo:font-size="22pt" fo:language="ru" fo:country="RU" style:font-size-asian="22pt" style:language-asian="zxx" style:country-asian="none" style:font-size-complex="22pt" style:language-complex="zxx" style:country-complex="none"/>
    </style:style>
    <style:style style:name="T14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15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6" style:family="text">
      <style:text-properties style:text-position="-33% 58%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7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1" style:font-size-asian="20pt" style:language-asian="zxx" style:country-asian="none" style:font-style-asian="normal" style:font-weight-asian="normal" style:font-name-complex="FreeSans2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italic" fo:text-shadow="none" style:text-underline-style="none" fo:font-weight="normal" style:letter-kerning="true" style:font-name-asian="Droid Sans Fallback1" style:font-size-asian="20pt" style:language-asian="zxx" style:country-asian="none" style:font-style-asian="italic" style:font-weight-asian="normal" style:font-name-complex="FreeSans2" style:font-size-complex="2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1" style:font-size-asian="20pt" style:language-asian="zxx" style:country-asian="none" style:font-style-asian="normal" style:font-weight-asian="normal" style:font-name-complex="FreeSans2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729fcf" loext:opacity="100%"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22" style:family="text">
      <style:text-properties fo:color="#000000" loext:opacity="100%" fo:font-size="28pt" fo:language="en" fo:country="US" style:font-size-asian="28pt" style:language-asian="zxx" style:country-asian="none" style:font-size-complex="28pt" style:language-complex="zxx" style:country-complex="none"/>
    </style:style>
    <style:style style:name="T23" style:family="text">
      <style:text-properties fo:color="#000000" loext:opacity="100%" fo:font-size="28pt" fo:language="ru" fo:country="RU" fo:font-style="italic" style:font-size-asian="28pt" style:language-asian="zxx" style:country-asian="none" style:font-style-asian="italic" style:font-size-complex="28pt" style:language-complex="zxx" style:country-complex="none" style:font-style-complex="italic"/>
    </style:style>
    <style:style style:name="T24" style:family="text">
      <style:text-properties fo:color="#000000" loext:opacity="100%" fo:font-size="26pt" fo:language="ru" fo:country="RU" fo:font-style="italic" style:font-size-asian="26pt" style:language-asian="zxx" style:country-asian="none" style:font-style-asian="italic" style:font-size-complex="26pt" style:language-complex="zxx" style:country-complex="none" style:font-style-complex="italic"/>
    </style:style>
    <style:style style:name="T25" style:family="text">
      <style:text-properties fo:color="#000000" loext:opacity="100%" fo:font-size="26pt" fo:language="en" fo:country="US" fo:font-style="italic" style:font-size-asian="26pt" style:language-asian="zxx" style:country-asian="none" style:font-style-asian="italic" style:font-size-complex="26pt" style:language-complex="zxx" style:country-complex="none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bold" style:letter-kerning="true" style:font-name-asian="Droid Sans Fallback1" style:font-size-asian="20pt" style:language-asian="zxx" style:country-asian="none" style:font-style-asian="normal" style:font-weight-asian="bold" style:font-name-complex="FreeSans2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Liberation Mono2" fo:font-size="18pt" fo:language="zxx" fo:country="none" style:language-asian="zxx" style:country-asian="none" style:language-complex="zxx" style:country-complex="none"/>
    </style:style>
    <style:style style:name="T28" style:family="text">
      <style:text-properties fo:color="#000000" loext:opacity="100%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roid Sans Fallback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6pt" fo:language="ru" fo:country="RU" fo:font-style="italic" style:font-size-asian="16pt" style:font-style-asian="italic" style:font-size-complex="16pt" style:font-style-complex="italic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language-asian="zxx" style:country-asian="none" style:font-style-asian="normal" style:font-weight-asian="normal" style:font-name-complex="FreeSans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33" style:family="text">
      <style:text-properties fo:font-size="14pt" fo:language="ru" fo:country="RU" fo:font-style="normal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1" style:font-size-asian="14pt" style:language-asian="zxx" style:country-asian="none" style:font-style-asian="normal" style:font-weight-asian="normal" style:font-name-complex="FreeSans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fo:font-size="14pt" fo:language="ru" fo:country="RU" style:text-underline-style="solid" style:text-underline-width="auto" style:text-underline-color="font-color" fo:background-color="transparent" style:font-size-asian="14pt" style:language-asian="zxx" style:country-asian="none" style:font-size-complex="14pt" style:language-complex="zxx" style:country-complex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language-asian="zxx" style:country-asian="none" style:font-style-asian="normal" style:font-weight-asian="normal" style:font-name-complex="FreeSans2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language-asian="zxx" style:country-asian="none" style:font-style-asian="normal" style:font-weight-asian="normal" style:font-name-complex="FreeSans2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9211e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language-asian="zxx" style:country-asian="none" style:font-style-asian="normal" style:font-weight-asian="normal" style:font-name-complex="FreeSans2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26pt" fo:language="ru" fo:country="RU" style:font-size-asian="26pt" style:language-asian="zxx" style:country-asian="none" style:font-size-complex="26pt" style:language-complex="zxx" style:country-complex="none"/>
    </style:style>
    <style:style style:name="T40" style:family="text">
      <style:text-properties fo:color="#000000" loext:opacity="100%" fo:font-size="10pt" fo:language="ru" fo:country="RU" style:font-size-asian="10pt" style:language-asian="zxx" style:country-asian="none" style:font-size-complex="10pt" style:language-complex="zxx" style:country-complex="none"/>
    </style:style>
    <style:style style:name="T41" style:family="text">
      <style:text-properties fo:color="#000000" loext:opacity="100%" fo:font-size="24pt" fo:language="ru" fo:country="RU" style:font-size-asian="24pt" style:language-asian="zxx" style:country-asian="none" style:font-size-complex="24pt" style:language-complex="zxx" style:country-complex="none"/>
    </style:style>
    <style:style style:name="T42" style:family="text">
      <style:text-properties fo:color="#000000" loext:opacity="100%" style:text-position="0% 100%" style:font-name="Liberation Mono4" fo:font-size="20pt" fo:language="ru" fo:country="RU" style:font-size-asian="20pt" style:language-asian="zxx" style:country-asian="none" style:font-size-complex="20pt" style:language-complex="zxx" style:country-complex="none"/>
    </style:style>
    <style:style style:name="T43" style:family="text">
      <style:text-properties fo:color="#000000" loext:opacity="100%" style:font-name="Liberation Mono4" fo:font-size="24pt" fo:language="ru" fo:country="RU" style:font-size-asian="24pt" style:language-asian="zxx" style:country-asian="none" style:font-size-complex="24pt" style:language-complex="zxx" style:country-complex="none"/>
    </style:style>
    <style:style style:name="T44" style:family="text">
      <style:text-properties fo:color="#000000" loext:opacity="100%" style:font-name="Liberation Mono4" fo:font-size="6pt" fo:language="ru" fo:country="RU" style:font-size-asian="6pt" style:language-asian="zxx" style:country-asian="none" style:font-size-complex="6pt" style:language-complex="zxx" style:country-complex="none"/>
    </style:style>
    <style:style style:name="T45" style:family="text"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46" style:family="text">
      <style:text-properties fo:font-size="6pt" fo:language="zxx" fo:country="none" style:font-size-asian="6pt" style:language-asian="zxx" style:country-asian="none" style:font-size-complex="6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 " style:num-format="1">
        <style:list-level-properties text:min-label-width="1.49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Архитектура</text:span><text:span text:style-name="T2"><text:line-break/></text:span><text:span text:style-name="T2">Изоляция и многоверсионность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Многоверсионность</text:span></text:p>
              </text:list-item>
              <text:list-item>
                <text:p text:style-name="P9"><text:span text:style-name="T11">Снимок данных</text:span></text:p>
              </text:list-item>
              <text:list-item>
                <text:p text:style-name="P9"><text:span text:style-name="T11">Уровни изоляции</text:span></text:p>
              </text:list-item>
              <text:list-item>
                <text:p text:style-name="P9"><text:span text:style-name="T11">Очистка и ее горизонт</text:span></text:p>
              </text:list-item>
              <text:list-item>
                <text:p text:style-name="P9"><text:span text:style-name="T11">Блокировки</text:span></text:p>
              </text:list-item>
              <text:list-item>
                <text:p text:style-name="P10"><text:span text:style-name="T11">Статус транзакций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Многоверсионность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Наличие нескольких версий одной и той же строки</text:span></text:p>
                <text:list>
                  <text:list-item>
                    <text:p text:style-name="P14"><text:span text:style-name="T13">версии различаются временем действия</text:span></text:p>
                  </text:list-item>
                  <text:list-item>
                    <text:p text:style-name="P14"><text:span text:style-name="T13">время = номер транзакции (номера выдаются по возрастанию)</text:span></text:p>
                  </text:list-item>
                  <text:list-item>
                    <text:p text:style-name="P14"><text:span text:style-name="T13"/></text:p>
                  </text:list-item>
                </text:list>
              </text:list-item>
            </text:list>
          </draw:text-box>
        </draw:frame>
        <draw:line draw:style-name="gr3" draw:text-style-name="P15" draw:layer="layout" svg:x1="1.224cm" svg:y1="17.234cm" svg:x2="24.384cm" svg:y2="17.234cm">
          <text:p/>
        </draw:line>
        <draw:line draw:style-name="gr4" draw:text-style-name="P15" draw:layer="layout" svg:x1="5.894cm" svg:y1="13.34cm" svg:x2="10.212cm" svg:y2="13.34cm">
          <text:p/>
        </draw:line>
        <draw:line draw:style-name="gr4" draw:text-style-name="P15" draw:layer="layout" svg:x1="9.894cm" svg:y1="13.34cm" svg:x2="15.748cm" svg:y2="13.34cm">
          <text:p/>
        </draw:line>
        <draw:line draw:style-name="gr4" draw:text-style-name="P15" draw:layer="layout" svg:x1="15.494cm" svg:y1="13.34cm" svg:x2="20.674cm" svg:y2="13.34cm">
          <text:p/>
        </draw:line>
        <draw:frame draw:style-name="gr5" draw:text-style-name="P16" draw:layer="layout" svg:width="2.399cm" svg:height="0.886cm" svg:x="1.124cm" svg:y="12.894cm">
          <draw:text-box>
            <text:p><text:span text:style-name="T14">строка:</text:span></text:p>
          </draw:text-box>
        </draw:frame>
        <draw:line draw:style-name="gr6" draw:text-style-name="P15" draw:layer="layout" svg:x1="6.042cm" svg:y1="17.234cm" svg:x2="6.042cm" svg:y2="13.378cm">
          <text:p/>
        </draw:line>
        <draw:line draw:style-name="gr6" draw:text-style-name="P15" draw:layer="layout" svg:x1="10.042cm" svg:y1="17.234cm" svg:x2="10.042cm" svg:y2="13.378cm">
          <text:p/>
        </draw:line>
        <draw:line draw:style-name="gr6" draw:text-style-name="P15" draw:layer="layout" svg:x1="15.642cm" svg:y1="17.234cm" svg:x2="15.642cm" svg:y2="13.34cm">
          <text:p/>
        </draw:line>
        <draw:line draw:style-name="gr6" draw:text-style-name="P15" draw:layer="layout" svg:x1="20.542cm" svg:y1="17.234cm" svg:x2="20.542cm" svg:y2="13.378cm">
          <text:p/>
        </draw:line>
        <draw:frame draw:style-name="gr7" draw:text-style-name="P16" draw:layer="layout" svg:width="1.226cm" svg:height="0.886cm" svg:x="24.324cm" svg:y="16.694cm">
          <draw:text-box>
            <text:p><text:span text:style-name="T14">xid</text:span></text:p>
          </draw:text-box>
        </draw:frame>
        <draw:frame draw:style-name="gr8" draw:text-style-name="P16" draw:layer="layout" svg:width="0.968cm" svg:height="1.02cm" svg:x="5.524cm" svg:y="17.194cm">
          <draw:text-box>
            <text:p><text:span text:style-name="T15">x</text:span><text:span text:style-name="T16">1</text:span></text:p>
          </draw:text-box>
        </draw:frame>
        <draw:frame draw:style-name="gr8" draw:text-style-name="P16" draw:layer="layout" svg:width="0.968cm" svg:height="1.02cm" svg:x="9.525cm" svg:y="17.194cm">
          <draw:text-box>
            <text:p><text:span text:style-name="T15">x</text:span><text:span text:style-name="T16">2</text:span></text:p>
          </draw:text-box>
        </draw:frame>
        <draw:frame draw:style-name="gr8" draw:text-style-name="P16" draw:layer="layout" svg:width="0.968cm" svg:height="1.02cm" svg:x="15.225cm" svg:y="17.194cm">
          <draw:text-box>
            <text:p><text:span text:style-name="T15">x</text:span><text:span text:style-name="T16">3</text:span></text:p>
          </draw:text-box>
        </draw:frame>
        <draw:frame draw:style-name="gr8" draw:text-style-name="P16" draw:layer="layout" svg:width="0.968cm" svg:height="1.02cm" svg:x="20.125cm" svg:y="17.194cm">
          <draw:text-box>
            <text:p><text:span text:style-name="T15">x</text:span><text:span text:style-name="T16">4</text:span></text:p>
          </draw:text-box>
        </draw:frame>
        <draw:custom-shape draw:style-name="gr9" draw:text-style-name="P18" draw:layer="layout" svg:width="3.048cm" svg:height="0.948cm" svg:x="20.32cm" svg:y="11.093cm">
          <text:p text:style-name="P17"><text:span text:style-name="T17">DELE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61.52836995736 47365.2265542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8" draw:layer="layout" svg:width="3.048cm" svg:height="0.948cm" svg:x="5.821cm" svg:y="11.09cm">
          <text:p text:style-name="P17"><text:span text:style-name="T17">INSER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61.52836995736 47365.2265542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8" draw:layer="layout" svg:width="3.048cm" svg:height="0.948cm" svg:x="11.022cm" svg:y="14.208cm">
          <text:p text:style-name="P17"><text:span text:style-name="T17">UPD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830.37061331584 -17207.16543730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0" draw:text-style-name="P19" draw:layer="layout" svg:width="2.517cm" svg:height="0.806cm" svg:x="6.824cm" svg:y="12.594cm">
          <draw:text-box>
            <text:p><text:span text:style-name="T6">версия 1</text:span></text:p>
          </draw:text-box>
        </draw:frame>
        <draw:frame draw:style-name="gr10" draw:text-style-name="P19" draw:layer="layout" svg:width="2.517cm" svg:height="0.806cm" svg:x="11.625cm" svg:y="12.594cm">
          <draw:text-box>
            <text:p><text:span text:style-name="T6">версия 2</text:span></text:p>
          </draw:text-box>
        </draw:frame>
        <draw:frame draw:style-name="gr10" draw:text-style-name="P19" draw:layer="layout" svg:width="2.517cm" svg:height="0.806cm" svg:x="16.925cm" svg:y="12.594cm">
          <draw:text-box>
            <text:p><text:span text:style-name="T6">версия 3</text:span></text:p>
          </draw:text-box>
        </draw:frame>
        <draw:custom-shape draw:style-name="gr9" draw:text-style-name="P18" draw:layer="layout" svg:width="3.048cm" svg:height="0.948cm" svg:x="16.612cm" svg:y="14.21cm">
          <text:p text:style-name="P17"><text:span text:style-name="T17">UPD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830.37061331584 -17207.16543730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1" draw:layer="layout" svg:width="16.713cm" svg:height="14.321cm" svg:x="2.1cm" svg:y="14.207cm" presentation:class="notes" presentation:user-transformed="true">
            <draw:text-box>
              <text:p text:style-name="P20"><text:span text:style-name="T18">При одновременной работе нескольких сеансов возникает вопрос:</text:span><text:span text:style-name="T18"><text:line-break/></text:span><text:span text:style-name="T18">что делать, если две транзакции одновременно обращаются к одной</text:span><text:span text:style-name="T18"><text:line-break/></text:span><text:span text:style-name="T18">и той же строке? Если обе транзакции читающие, сложностей нет. </text:span><text:span text:style-name="T18"><text:line-break/></text:span><text:span text:style-name="T18">Если обе пишущие — тоже (в этом случае они выстраиваются</text:span><text:span text:style-name="T18"><text:line-break/></text:span><text:span text:style-name="T18">в очередь и выполняют изменения друг за другом). Самый интересный вариант — как взаимодействуют пишущая и читающая транзакции.</text:span></text:p>
              <text:p text:style-name="P20"><text:span text:style-name="T18">Простых пути два. Такие транзакции могут блокировать друг друга — но тогда страдает производительность. Либо читающая транзакция сразу может видеть изменения, сделанные пишущей транзакцией, даже если они не зафиксированы (это называется «грязным чтением») — но это очень плохо, ведь изменения могут быть отменены.</text:span></text:p>
              <text:p text:style-name="P20"><text:span text:style-name="T18">PostgreSQL идет сложным путем и использует </text:span><text:span text:style-name="T19">многоверсионность </text:span><text:span text:style-name="T18">— хранит несколько версий одной и той же строки. При этом пишущая транзакция работает со своей версией, а читающая видит свою.</text:span></text:p>
              <text:p text:style-name="P20"><text:span text:style-name="T18">Версии надо как-то отличать друг от друга. Для этого каждая из них хранит две отметки, определяющие «время действия» данной версии.</text:span></text:p>
              <text:p text:style-name="P20"><text:span text:style-name="T18">В качестве времени здесь используются всегда возрастающие номера транзакций (в действительности все немного сложнее, но это детали). Когда строка создается, она помечается номером транзакции, выполнившей команду INSERT. Когда удаляется — версия помечается номером транзакции, выполнившей DELETE (но физически не удаляется). UPDATE состоит из двух операций DELETE и INSERT.</text:span></text:p>
              <text:p text:style-name="P20"><text:span text:style-name="T20"><text:a xlink:href="https://postgrespro.ru/docs/postgresql/16/mvcc-intro" xlink:type="simple">https://postgrespro.ru/docs/postgresql/16/mvcc-intro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Снимок данных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Согласованный срез на определенный момент времени</text:span></text:p>
                <text:list>
                  <text:list-item>
                    <text:p text:style-name="P14"><text:span text:style-name="T13">номер транзакции — определяет момент времени</text:span></text:p>
                  </text:list-item>
                  <text:list-item>
                    <text:p text:style-name="P14"><text:span text:style-name="T13">список активных транзакций — чтобы не смотреть</text:span><text:span text:style-name="T13"><text:line-break/></text:span><text:span text:style-name="T13">на еще не зафиксированные изменения</text:span></text:p>
                  </text:list-item>
                  <text:list-item>
                    <text:p text:style-name="P14"><text:span text:style-name="T13"/></text:p>
                  </text:list-item>
                </text:list>
              </text:list-item>
            </text:list>
          </draw:text-box>
        </draw:frame>
        <draw:line draw:style-name="gr3" draw:text-style-name="P15" draw:layer="layout" svg:x1="1.224cm" svg:y1="17.234cm" svg:x2="24.384cm" svg:y2="17.234cm">
          <text:p/>
        </draw:line>
        <draw:line draw:style-name="gr4" draw:text-style-name="P15" draw:layer="layout" svg:x1="7.874cm" svg:y1="15.24cm" svg:x2="13.208cm" svg:y2="15.24cm">
          <text:p/>
        </draw:line>
        <draw:frame draw:style-name="gr11" draw:text-style-name="P16" draw:layer="layout" svg:width="2.868cm" svg:height="0.886cm" svg:x="1.124cm" svg:y="14.794cm">
          <draw:text-box>
            <text:p><text:span text:style-name="T14">строка 3:</text:span></text:p>
          </draw:text-box>
        </draw:frame>
        <draw:line draw:style-name="gr12" draw:text-style-name="P15" draw:layer="layout" svg:x1="15.642cm" svg:y1="17.234cm" svg:x2="15.642cm" svg:y2="11.938cm">
          <text:p/>
        </draw:line>
        <draw:frame draw:style-name="gr7" draw:text-style-name="P16" draw:layer="layout" svg:width="1.226cm" svg:height="0.886cm" svg:x="24.324cm" svg:y="16.694cm">
          <draw:text-box>
            <text:p><text:span text:style-name="T14">xid</text:span></text:p>
          </draw:text-box>
        </draw:frame>
        <draw:frame draw:style-name="gr13" draw:text-style-name="P22" draw:layer="layout" svg:width="2.538cm" svg:height="0.886cm" svg:x="14.425cm" svg:y="17.194cm">
          <draw:text-box>
            <text:p><text:span text:style-name="T21">снимок</text:span></text:p>
          </draw:text-box>
        </draw:frame>
        <draw:line draw:style-name="gr14" draw:text-style-name="P15" draw:layer="layout" svg:x1="5.894cm" svg:y1="14.04cm" svg:x2="11.938cm" svg:y2="14.04cm">
          <text:p/>
        </draw:line>
        <draw:line draw:style-name="gr15" draw:text-style-name="P15" draw:layer="layout" svg:x1="17.272cm" svg:y1="14.04cm" svg:x2="20.674cm" svg:y2="14.04cm">
          <text:p/>
        </draw:line>
        <draw:frame draw:style-name="gr11" draw:text-style-name="P16" draw:layer="layout" svg:width="2.868cm" svg:height="0.886cm" svg:x="1.124cm" svg:y="13.594cm">
          <draw:text-box>
            <text:p><text:span text:style-name="T14">строка 2:</text:span></text:p>
          </draw:text-box>
        </draw:frame>
        <draw:line draw:style-name="gr14" draw:text-style-name="P15" draw:layer="layout" svg:x1="9.895cm" svg:y1="12.84cm" svg:x2="14.225cm" svg:y2="12.84cm">
          <text:p/>
        </draw:line>
        <draw:line draw:style-name="gr16" draw:text-style-name="P15" draw:layer="layout" svg:x1="13.971cm" svg:y1="12.84cm" svg:x2="23.623cm" svg:y2="12.84cm">
          <text:p/>
        </draw:line>
        <draw:frame draw:style-name="gr11" draw:text-style-name="P16" draw:layer="layout" svg:width="2.868cm" svg:height="0.886cm" svg:x="1.125cm" svg:y="12.394cm">
          <draw:text-box>
            <text:p><text:span text:style-name="T14">строка 1:</text:span></text:p>
          </draw:text-box>
        </draw:frame>
        <draw:line draw:style-name="gr17" draw:text-style-name="P15" draw:layer="layout" svg:x1="11.684cm" svg:y1="14.04cm" svg:x2="17.526cm" svg:y2="14.0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1" draw:layer="layout" svg:width="16.713cm" svg:height="14.721cm" svg:x="2.1cm" svg:y="14.207cm" presentation:class="notes" presentation:user-transformed="true">
            <draw:text-box>
              <text:p text:style-name="P20"><text:span text:style-name="T18">В PostgreSQL применяется </text:span><text:span text:style-name="T19">изоляция на основе снимков данных</text:span><text:span text:style-name="T18">.</text:span></text:p>
              <text:p text:style-name="P20"><text:span text:style-name="T18">Транзакция, обращаясь к таблице, должна видеть только одну из имеющихся версий каждой строки (или не видеть ни одной). Для этого транзакция работает со </text:span><text:span text:style-name="T19">снимком данных,</text:span><text:span text:style-name="T18"> созданным в определенный момент времени. В снимке видны самые последние версии уже зафиксированных данных, а еще не зафиксированные данные не видны. Иными словами, от каждой строки в снимок попадает версия, соответствующая моменту создания снимка.</text:span></text:p>
              <text:p text:style-name="P20"><text:span text:style-name="T18">Снимок — это не физическая копия данных, а всего несколько чисел:</text:span></text:p>
              <text:list text:style-name="L1">
                <text:list-item>
                  <text:p text:style-name="P23"><text:span text:style-name="T18">номер последней зафиксированной транзакции на момент создания снимка;</text:span></text:p>
                </text:list-item>
                <text:list-item>
                  <text:p text:style-name="P23"><text:span text:style-name="T18">список активных транзакций на этот момент.</text:span></text:p>
                </text:list-item>
              </text:list>
              <text:p text:style-name="P20"><text:span text:style-name="T18">Список нужен для того, чтобы исключить из снимка изменения тех транзакций, которые начались до создания снимка, но еще не были зафиксированы.</text:span></text:p>
              <text:p text:style-name="P20"><text:span text:style-name="T18">Зная эти числа, мы всегда можем сказать, какая из версий строки будет видна в снимке. Иногда это будет актуальная (самая последняя зафиксированная) версия, как для строки 1 на иллюстрации. Иногда не самая последняя: строка 2 удалена (и изменение уже зафиксировано), но транзакция еще продолжает видеть эту строку, пока работает со своим снимком. Это правильное поведение — оно дает согласованную картину данных на выбранный момент времени.</text:span></text:p>
              <text:p text:style-name="P20"><text:span text:style-name="T18">Какие-то строки вовсе не попадут в снимок: строка 3 удалена до того, как был построен снимок, поэтому в снимке ее нет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Уровни изоляции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2">Read</text:span><text:span text:style-name="T11"> U</text:span><text:span text:style-name="T22">ncommitted</text:span></text:p>
                <text:list>
                  <text:list-item>
                    <text:p text:style-name="P24"><text:span text:style-name="T13">не поддерживается PostgreSQL: работает как Read Committed</text:span></text:p>
                  </text:list-item>
                </text:list>
              </text:list-item>
              <text:list-item>
                <text:p text:style-name="P9"><text:span text:style-name="T22">Read</text:span><text:span text:style-name="T11"> C</text:span><text:span text:style-name="T22">ommitted </text:span><text:span text:style-name="T23">— </text:span><text:span text:style-name="T24">используется</text:span><text:span text:style-name="T25"> </text:span><text:span text:style-name="T24">по</text:span><text:span text:style-name="T25"> </text:span><text:span text:style-name="T24">умолчанию</text:span></text:p>
                <text:list>
                  <text:list-item>
                    <text:p text:style-name="P14"><text:span text:style-name="T13">снимок строится на момент начала оператора</text:span></text:p>
                  </text:list-item>
                  <text:list-item>
                    <text:p text:style-name="P24"><text:span text:style-name="T13">одинаковые запросы могут каждый раз получать разные данные</text:span></text:p>
                  </text:list-item>
                </text:list>
              </text:list-item>
              <text:list-item>
                <text:p text:style-name="P9"><text:span text:style-name="T22">Repeatable</text:span><text:span text:style-name="T11"> R</text:span><text:span text:style-name="T22">ead</text:span></text:p>
                <text:list>
                  <text:list-item>
                    <text:p text:style-name="P14"><text:span text:style-name="T13">снимок строится на момент начала первого оператора транзакции</text:span></text:p>
                  </text:list-item>
                  <text:list-item>
                    <text:p text:style-name="P24"><text:span text:style-name="T13">транзакция может завершиться ошибкой сериализации</text:span></text:p>
                  </text:list-item>
                </text:list>
              </text:list-item>
              <text:list-item>
                <text:p text:style-name="P9"><text:span text:style-name="T22">Serializable</text:span></text:p>
                <text:list>
                  <text:list-item>
                    <text:p text:style-name="P14"><text:span text:style-name="T13">полная изоляция, но дополнительные накладные расходы</text:span></text:p>
                  </text:list-item>
                  <text:list-item>
                    <text:p text:style-name="P24"><text:span text:style-name="T13">транзакция может завершиться ошибкой сериализаци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1" draw:layer="layout" svg:width="16.713cm" svg:height="14.321cm" svg:x="2.1cm" svg:y="14.207cm" presentation:class="notes" presentation:user-transformed="true">
            <draw:text-box>
              <text:p text:style-name="P20"><text:span text:style-name="T18">Стандарт SQL определяет четыре уровня изоляции: чем строже уровень, тем меньше влияния оказывают параллельно работающие транзакции друг на друга. Во времена, когда стандарт принимался, считалось, что чем строже уровень, тем сложнее его реализовать</text:span><text:span text:style-name="T18"><text:line-break/></text:span><text:span text:style-name="T18">и тем сильнее его влияние на производительность (с тех пор эти представления несколько изменились).</text:span></text:p>
              <text:p text:style-name="P20"><text:span text:style-name="T18">Самый нестрогий уровень </text:span><text:span text:style-name="T26">Read Uncommitted</text:span><text:span text:style-name="T18"> допускает грязные чтения. Он не поддерживается PostgreSQL, поскольку не представляет практической ценности и не дает выигрыша в производительности.</text:span></text:p>
              <text:p text:style-name="P20"><text:span text:style-name="T18">Уровень </text:span><text:span text:style-name="T26">Read Committed</text:span><text:span text:style-name="T18"> является уровнем изоляции по умолчанию</text:span><text:span text:style-name="T18"><text:line-break/></text:span><text:span text:style-name="T18">в PostgreSQL. На этом уровне снимки данных строятся в начале выполнения каждого оператора SQL. Таким образом, оператор работает с неизменной и согласованной картиной данных, но два одинаковых запроса, следующих один за другим, могут показать разные данные.</text:span></text:p>
              <text:p text:style-name="P20"><text:span text:style-name="T18">На уровне </text:span><text:span text:style-name="T26">Repeatable Read</text:span><text:span text:style-name="T18"> снимок строится в начале транзакции</text:span><text:span text:style-name="T18"><text:line-break/></text:span><text:span text:style-name="T18">(при выполнении первого оператора) — поэтому все запросы в одной транзакции видят одни и те же данные. Этот уровень удобен, например, для отчетов, состоящих из нескольких запросов.</text:span></text:p>
              <text:p text:style-name="P20"><text:span text:style-name="T18">Уровень </text:span><text:span text:style-name="T26">Serializable</text:span><text:span text:style-name="T18"> гарантирует полную изоляцию: можно писать операторы так, как будто транзакция работает одна. Но при этом некоторая доля транзакций будет прерываться; приложение должно уметь повторять такие транзакции.</text:span></text:p>
              <text:p text:style-name="P20"><text:span text:style-name="T20"><text:a xlink:href="https://postgrespro.ru/docs/postgresql/16/transaction-iso" xlink:type="simple">https://postgrespro.ru/docs/postgresql/16/transaction-iso</text:a>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8" draw:text-style-name="P25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7"/></text:p>
            <text:p text:style-name="P1"><text:span text:style-name="T27"/></text:p>
            <text:p text:style-name="P1"><text:span text:style-name="T27"/></text:p>
            <text:p text:style-name="P1"><text:span text:style-name="T27"><text:s text:c="11"/></text:span><text:span text:style-name="T27">$ psql</text:span></text:p>
            <text:p text:style-name="P1"><text:span text:style-name="T27"><text:s text:c="11"/></text:span><text:span text:style-name="T2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чистка и ее горизонт</text:span></text:p>
          </draw:text-box>
        </draw:frame>
        <draw:custom-shape draw:style-name="gr19" draw:text-style-name="P26" draw:layer="layout" svg:width="9.299cm" svg:height="2.767cm" svg:x="1.212cm" svg:y="8.859cm">
          <text:p/>
          <draw:enhanced-geometry svg:viewBox="0 0 21600 21600" draw:type="rectangle" draw:enhanced-path="M 0 0 L 21600 0 21600 21600 0 21600 0 0 Z N"/>
        </draw:custom-shape>
        <draw:line draw:style-name="gr3" draw:text-style-name="P27" draw:layer="layout" svg:x1="1cm" svg:y1="11.626cm" svg:x2="25.146cm" svg:y2="11.626cm">
          <text:p/>
        </draw:line>
        <draw:line draw:style-name="gr20" draw:text-style-name="P27" draw:layer="layout" svg:x1="10.511cm" svg:y1="11.626cm" svg:x2="10.511cm" svg:y2="5.08cm">
          <text:p/>
        </draw:line>
        <draw:custom-shape draw:style-name="gr21" draw:text-style-name="P27" draw:layer="layout" svg:width="0.51cm" svg:height="9.201cm" draw:transform="rotate (1.5707963267949) translate (1.213cm 8.612cm)">
          <text:p/>
          <draw:enhanced-geometry svg:viewBox="0 0 21600 21600" draw:mirror-vertical="true" draw:glue-points="21600 0 0 10800 21600 21600" draw:text-areas="13800 ?f9 21600 ?f10" draw:type="left-brace" draw:modifiers="1518.87490747594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30" draw:layer="layout" svg:width="4.193cm" svg:height="2.132cm" svg:x="3.762cm" svg:y="5.872cm">
          <draw:text-box>
            <text:p text:style-name="P28"><text:span text:style-name="T28">неактуальные</text:span></text:p>
            <text:p text:style-name="P29"><text:span text:style-name="T29">версии можно</text:span></text:p>
            <text:p text:style-name="P28"><text:span text:style-name="T28">вычищать</text:span></text:p>
          </draw:text-box>
        </draw:frame>
        <draw:frame draw:style-name="gr23" draw:text-style-name="P31" draw:layer="layout" svg:width="1.852cm" svg:height="0.886cm" svg:x="25.124cm" svg:y="11.083cm">
          <draw:text-box>
            <text:p><text:span text:style-name="T30">xmax</text:span></text:p>
          </draw:text-box>
        </draw:frame>
        <draw:custom-shape draw:style-name="gr24" draw:text-style-name="P27" draw:layer="layout" svg:width="0.51cm" svg:height="12.924cm" draw:transform="rotate (1.5707963267949) translate (10.668cm 8.616cm)">
          <text:p/>
          <draw:enhanced-geometry svg:viewBox="0 0 21600 21600" draw:mirror-vertical="true" draw:glue-points="21600 0 0 10800 21600 21600" draw:text-areas="13800 ?f9 21600 ?f10" draw:type="left-brace" draw:modifiers="317.03810208483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0" draw:layer="layout" svg:width="5.836cm" svg:height="2.132cm" svg:x="14.201cm" svg:y="5.875cm">
          <draw:text-box>
            <text:p text:style-name="P28"><text:span text:style-name="T28">неактуальные</text:span></text:p>
            <text:p text:style-name="P28"><text:span text:style-name="T28">версии строк</text:span></text:p>
            <text:p text:style-name="P28"><text:span text:style-name="T28">еще нужны снимкам</text:span></text:p>
          </draw:text-box>
        </draw:frame>
        <draw:frame draw:style-name="gr26" draw:text-style-name="P30" draw:layer="layout" svg:width="4.93cm" svg:height="0.878cm" svg:x="8.07cm" svg:y="4.202cm">
          <draw:text-box>
            <text:p text:style-name="P28"><text:span text:style-name="T28">горизонт очистки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>Горизонт один на каждую базу данных</text:span></text:p>
              </text:list-item>
              <text:list-item>
                <text:p text:style-name="P14"><text:span text:style-name="T11">Долгие транзакции могут удерживать горизонт</text:span></text:p>
                <text:list>
                  <text:list-item>
                    <text:p><text:span text:style-name="T13">мешая тем самым вычищать неактуальные версии строк</text:span></text:p>
                  </text:list-item>
                  <text:list-item>
                    <text:p text:style-name="P14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33" draw:layer="layout" svg:width="16.799cm" svg:height="13.766cm" svg:x="2.1cm" svg:y="14.107cm" presentation:class="notes" presentation:user-transformed="true">
            <draw:text-box>
              <text:p text:style-name="P32"><text:span text:style-name="T31">Механизм многоверсионности позволяет эффективно реализовать изоляцию на основе снимков, но в результате в табличных страницах <text:s/>накапливаются старые («мертвые») версии строк.</text:span></text:p>
              <text:p text:style-name="P32"><text:span text:style-name="T31">Какое-то время исторические версии нужны транзакциям, чтобы они могли работать со своим снимком данных, а </text:span><text:span text:style-name="T6">в случае отката — вернуться к старым значениям. При этом для каждой базы данных существует такой номер xid, что все исторические версии, удаленные транзакциями с меньшими номерами, уже не видны ни в одном снимке. Этот номер называется </text:span><text:span text:style-name="T32">горизонтом очистки</text:span><text:span text:style-name="T33">.</text:span></text:p>
              <text:p text:style-name="P32"><text:span text:style-name="T34">Очистка производится группой специальных фоновых процессов; можно также выполнить ее вручную командой VACUUM.</text:span></text:p>
              <text:p text:style-name="P32"><text:span text:style-name="T34">Долгие транзакции и долго выполняющиеся запросы могут удерживать</text:span><text:span text:style-name="T34"><text:line-break/></text:span><text:span text:style-name="T34">горизонт очистки, что не дает удалять накопившиеся версии строк.</text:span><text:span text:style-name="T34"><text:line-break/></text:span><text:span text:style-name="T31">Если своевременно не вычищать исторические данные, </text:span><text:span text:style-name="T34">таблицы</text:span><text:span text:style-name="T34"><text:line-break/></text:span><text:span text:style-name="T34">и индексы будут разрастаться, занимая лишнее место на диске, а поиск в них актуальных версий строк будет замедляться.</text:span></text:p>
              <text:p text:style-name="P32"><text:span text:style-name="T35"><text:a xlink:href="https://postgrespro.ru/docs/postgresql/16/routine-vacuuming" xlink:type="simple">https://postgrespro.ru/docs/postgresql/16/routine-vacuuming</text:a></text:span></text:p>
              <text:p text:style-name="P32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Блокировки</text:span></text:p>
          </draw:text-box>
        </draw:frame>
        <draw:frame presentation:style-name="pr4" draw:text-style-name="P11" draw:layer="layout" svg:width="25.21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Блокировки строк</text:span></text:p>
                <text:list>
                  <text:list-item>
                    <text:p text:style-name="P14"><text:span text:style-name="T13">чтение никогда не блокирует строки</text:span></text:p>
                  </text:list-item>
                  <text:list-item>
                    <text:p text:style-name="P24"><text:span text:style-name="T13">изменение строк блокирует их для изменений, но не для чтений</text:span></text:p>
                  </text:list-item>
                </text:list>
              </text:list-item>
              <text:list-item>
                <text:p text:style-name="P9"><text:span text:style-name="T11">Блокировки таблиц</text:span></text:p>
                <text:list>
                  <text:list-item>
                    <text:p text:style-name="P14"><text:span text:style-name="T13">запрещают изменение или удаление таблицы, пока с ней идет работа</text:span></text:p>
                  </text:list-item>
                  <text:list-item>
                    <text:p text:style-name="P14"><text:span text:style-name="T13">запрещают чтение таблицы при перестроении или перемещении</text:span></text:p>
                  </text:list-item>
                  <text:list-item>
                    <text:p text:style-name="P24"><text:span text:style-name="T13">и т. п.</text:span></text:p>
                  </text:list-item>
                </text:list>
              </text:list-item>
              <text:list-item>
                <text:p text:style-name="P9"><text:span text:style-name="T11">Время жизни блокировок</text:span></text:p>
                <text:list>
                  <text:list-item>
                    <text:p text:style-name="P14"><text:span text:style-name="T13">устанавливаются по мере необходимости или вручную</text:span></text:p>
                  </text:list-item>
                  <text:list-item>
                    <text:p text:style-name="P24"><text:span text:style-name="T13">снимаются автоматически при завершении транзакции или при откате к точке сохранени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21" draw:layer="layout" svg:width="16.713cm" svg:height="14.876cm" svg:x="2.1cm" svg:y="14.207cm" presentation:class="notes" presentation:user-transformed="true">
            <draw:text-box>
              <text:p text:style-name="P20"><text:span text:style-name="T18">Что же дает многоверсионность? </text:span><text:span text:style-name="T18">Она позволяет обойтись </text:span><text:span text:style-name="T18">необходимым минимумом </text:span><text:span text:style-name="T18">блокировок, тем самым увеличивая </text:span><text:span text:style-name="T18">производительность системы.</text:span></text:p>
              <text:p text:style-name="P20"><text:span text:style-name="T18">Основные блокировки </text:span><text:span text:style-name="T18">устанавливаются на уровне строк. </text:span><text:span text:style-name="T18">При этом чтение никогда не </text:span><text:span text:style-name="T18">блокирует ни читающие, ни </text:span><text:span text:style-name="T18">пишущие транзакции. Изменение </text:span><text:span text:style-name="T18">строки не блокирует ее чтение. </text:span><text:span text:style-name="T18">Единственный случай, когда </text:span><text:span text:style-name="T18">транзакция будет ждать </text:span><text:span text:style-name="T18">освобождения блокировки — если </text:span><text:span text:style-name="T18">она пытается менять строку, </text:span><text:span text:style-name="T18">которая уже изменена другой, еще </text:span><text:span text:style-name="T18">не зафиксированной транзакцией.</text:span></text:p>
              <text:p text:style-name="P20"><text:span text:style-name="T18">Блокировки также устанавливаются </text:span><text:span text:style-name="T18">на более высоком уровне,</text:span><text:span text:style-name="T18"><text:line-break/></text:span><text:span text:style-name="T18">в частности, на таблицах. Они </text:span><text:span text:style-name="T18">нужны для того, чтобы никто не </text:span><text:span text:style-name="T18">смог удалить таблицу, пока другие </text:span><text:span text:style-name="T18">транзакции читают из нее данные, </text:span><text:span text:style-name="T18">или чтобы запретить доступ к </text:span><text:span text:style-name="T18">перестраиваемой таблице. На </text:span><text:span text:style-name="T18">практике удаление и перестроение </text:span><text:span text:style-name="T18">таблиц выполняются редко, </text:span><text:span text:style-name="T18">поэтому обычно не вызывают </text:span><text:span text:style-name="T18">проблем. Однако нужно учитывать, </text:span><text:span text:style-name="T18">что перестроение таблицы </text:span><text:span text:style-name="T18">происходит неявно при некоторых </text:span><text:span text:style-name="T18">изменениях ее структуры</text:span><text:span text:style-name="T18"><text:line-break/></text:span><text:span text:style-name="T18">и полностью блокирует доступ к </text:span><text:span text:style-name="T18">таблице и ее индексам. Подробно </text:span><text:span text:style-name="T18">блокировки рассматриваются в </text:span><text:span text:style-name="T18">модуле «Блокировки» курса DBA2.</text:span></text:p>
              <text:p text:style-name="P20"><text:span text:style-name="T18">Все необходимые блокировки </text:span><text:span text:style-name="T18">устанавливаются автоматически</text:span><text:span text:style-name="T18"><text:line-break/></text:span><text:span text:style-name="T18">и автоматически же снимаются при </text:span><text:span text:style-name="T18">завершении транзакции. Но если </text:span><text:span text:style-name="T18">блокировка была получена после </text:span><text:span text:style-name="T18">установки точки сохранения, она </text:span><text:span text:style-name="T18">будет снята немедленно в случае </text:span><text:span text:style-name="T18">отката к этой точке.</text:span></text:p>
              <text:p text:style-name="P20"><text:span text:style-name="T18">Можно также установить и </text:span><text:span text:style-name="T18">дополнительные пользовательские </text:span><text:span text:style-name="T18">блокировки; необходимость в этом </text:span><text:span text:style-name="T18">возникает не часто.</text:span></text:p>
              <text:p text:style-name="P20"><text:span text:style-name="T20"><text:a xlink:href="https://postgrespro.ru/docs/postgresql/16/explicit-locking" xlink:type="simple">https://postgrespro.ru/docs/postgresql/16/explicit-locking</text:a></text:span></text:p>
            </draw:text-box>
          </draw:frame>
        </presentation:notes>
      </draw:page>
      <draw:page draw:name="page9" draw:style-name="dp1" draw:master-page-name="master" presentation:presentation-page-layout-name="AL1T1"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8" draw:text-style-name="P25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7"/></text:p>
            <text:p text:style-name="P1"><text:span text:style-name="T27"/></text:p>
            <text:p text:style-name="P1"><text:span text:style-name="T27"/></text:p>
            <text:p text:style-name="P1"><text:span text:style-name="T27"><text:s text:c="11"/></text:span><text:span text:style-name="T27">$ psql</text:span></text:p>
            <text:p text:style-name="P1"><text:span text:style-name="T27"><text:s text:c="11"/></text:span><text:span text:style-name="T2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12">Статус транзакций</text:span></text:p>
          </draw:text-box>
        </draw:frame>
        <draw:frame presentation:style-name="pr4" draw:text-style-name="P1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Статус транзакций (clog)</text:span></text:p>
                <text:list>
                  <text:list-item>
                    <text:p text:style-name="P14"><text:span text:style-name="T13">служебная информация; два бита на транзакцию</text:span></text:p>
                  </text:list-item>
                  <text:list-item>
                    <text:p text:style-name="P14"><text:span text:style-name="T13">специальные файлы на диске</text:span></text:p>
                  </text:list-item>
                  <text:list-item>
                    <text:p text:style-name="P24"><text:span text:style-name="T13">буферы в общей памяти</text:span></text:p>
                  </text:list-item>
                </text:list>
              </text:list-item>
              <text:list-item>
                <text:p text:style-name="P9"><text:span text:style-name="T11">Фиксация</text:span></text:p>
                <text:list>
                  <text:list-item>
                    <text:p text:style-name="P24"><text:span text:style-name="T13">устанавливается бит «транзакция зафиксирована»</text:span></text:p>
                  </text:list-item>
                </text:list>
              </text:list-item>
              <text:list-item>
                <text:p text:style-name="P9"><text:span text:style-name="T11">Обрыв</text:span></text:p>
                <text:list>
                  <text:list-item>
                    <text:p text:style-name="P14"><text:span text:style-name="T13">устанавливается бит «транзакция прервана»</text:span></text:p>
                  </text:list-item>
                  <text:list-item>
                    <text:p text:style-name="P24"><text:span text:style-name="T13">выполняется так же быстро, как и фиксация (не нужен откат данных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1" draw:layer="layout" svg:width="16.713cm" svg:height="13.364cm" svg:x="2.1cm" svg:y="14.207cm" presentation:class="notes" presentation:user-transformed="true">
            <draw:text-box>
              <text:p text:style-name="P20"><text:span text:style-name="T18">Для работы многоверсионности серверу надо понимать, в каком статусе находятся транзакции. Транзакция может быть активна или завершена. Завершиться транзакция может либо фиксацией, либо обрывом. Таким образом, для представления состояния каждой транзакции требуются два бита.</text:span></text:p>
              <text:p text:style-name="P20"><text:span text:style-name="T18">Статусы транзакций (commit log, clog) хранятся в специальных служебных файлах в каталоге PGDATA/pg_xact, а работа с ними происходит в общей памяти сервера, чтобы не приходилось постоянно обращаться к диску.</text:span></text:p>
              <text:p text:style-name="P20"><text:span text:style-name="T18">При любом завершении транзакции (как успешном, так и неуспешном) необходимо всего лишь установить соответствующие биты статуса.</text:span><text:span text:style-name="T18"><text:line-break/></text:span><text:span text:style-name="T18">И фиксация, и обрыв транзакций происходят одинаково быстро.</text:span></text:p>
              <text:p text:style-name="P20"><text:span text:style-name="T18">Если прерванная транзакция успела создать новые версии строк, эти версии не уничтожаются (не происходит «физического» отката данных). Благодаря информации о статусах другие транзакции увидят, что <text:s/>транзакция, создавшая или удалившая версии строк, была прервана</text:span><text:span text:style-name="T18"><text:line-break/></text:span><text:span text:style-name="T18">и не станут принимать во внимание сделанные ей изменения.</text:span></text:p>
              <text:p text:style-name="P20"><text:span text:style-name="T18"/></text:p>
            </draw:text-box>
          </draw:frame>
        </presentation:notes>
      </draw:page>
      <draw:page draw:name="page11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3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36">В файлах данных могут храниться несколько версий</text:span><text:span text:style-name="T36"><text:line-break/></text:span><text:span text:style-name="T36">каждой строки</text:span></text:p>
              </text:list-item>
              <text:list-item>
                <text:p text:style-name="P9"><text:span text:style-name="T37">Транзакции работают со снимком данных —</text:span><text:span text:style-name="T37"><text:line-break/></text:span><text:span text:style-name="T37">согласованным срезом на определенный момент времени</text:span></text:p>
              </text:list-item>
              <text:list-item>
                <text:p text:style-name="P9"><text:span text:style-name="T37">Уровни изоляции отличаются временем создания снимка</text:span></text:p>
              </text:list-item>
              <text:list-item>
                <text:p text:style-name="P9"><text:span text:style-name="T37">Мертвые версии строк за горизонтом очистки</text:span><text:span text:style-name="T37"><text:line-break/></text:span><text:span text:style-name="T37">должны периодически вычищаться</text:span></text:p>
              </text:list-item>
              <text:list-item>
                <text:p text:style-name="P9"><text:span text:style-name="T37">Писатели не блокируют читателей,</text:span><text:span text:style-name="T37"><text:line-break/></text:span><text:span text:style-name="T37">читатели не блокируют никого</text:span></text:p>
                <text:p text:style-name="P9"><text:span text:style-name="T37"/></text:p>
              </text:list-item>
              <text:list-item>
                <text:p text:style-name="P9"><text:span text:style-name="T3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3" draw:text-style-name="P37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36"><text:span text:style-name="T39">Создайте таблицу с одной строкой.</text:span><text:span text:style-name="T39"><text:line-break/></text:span><text:span text:style-name="T40"> </text:span><text:span text:style-name="T40"><text:line-break/></text:span><text:span text:style-name="T39">Начните первую транзакцию на уровне изоляции Read Committed и выполните запрос к таблице.</text:span><text:span text:style-name="T39"><text:line-break/></text:span><text:span text:style-name="T39">Во втором сеансе удалите строку и зафиксируйте изменения.</text:span><text:span text:style-name="T39"><text:line-break/></text:span><text:span text:style-name="T39">Сколько строк увидит первая транзакция, выполнив тот же запрос повторно? Проверьте.</text:span><text:span text:style-name="T39"><text:line-break/></text:span><text:span text:style-name="T40"> </text:span><text:span text:style-name="T40"><text:line-break/></text:span><text:span text:style-name="T39">Завершите первую транзакцию.</text:span></text:p>
              </text:list-item>
              <text:list-item>
                <text:p text:style-name="P36"><text:span text:style-name="T39">Повторите то же самое, но пусть теперь транзакция работает на уровне изоляции Repeatable Read:</text:span><text:span text:style-name="T41"><text:line-break/></text:span><text:span text:style-name="T40"> </text:span><text:span text:style-name="T41"><text:line-break/></text:span><text:span text:style-name="T42">BEGIN ISOLATION LEVEL REPEATABLE READ;</text:span><text:span text:style-name="T43"><text:line-break/></text:span><text:span text:style-name="T44"> </text:span><text:span text:style-name="T43"><text:line-break/></text:span><text:span text:style-name="T39">Объясните отличия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3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aster" presentation:presentation-page-layout-name="AL1T1"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4" draw:text-style-name="P40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39"><text:span text:style-name="T45">Начните транзакцию и создайте новую таблицу с одной строкой. Не завершая транзакцию, откройте второй сеанс</text:span><text:span text:style-name="T45"><text:line-break/></text:span><text:span text:style-name="T45">и выполните в нем запрос к таблице. Проверьте, что увидит транзакция во втором сеансе.</text:span><text:span text:style-name="T45"><text:line-break/></text:span><text:span text:style-name="T46"> </text:span><text:span text:style-name="T45"><text:line-break/></text:span><text:span text:style-name="T45">Зафиксируйте транзакцию в первом сеансе и повторите запрос к таблице во втором сеансе.</text:span></text:p>
              </text:list-item>
              <text:list-item>
                <text:p text:style-name="P39"><text:span text:style-name="T45">Повторите задание 1, но откатите, а не зафиксируйте транзакцию в первом сеансе. Что изменилось?</text:span></text:p>
              </text:list-item>
              <text:list-item>
                <text:p text:style-name="P39"><text:span text:style-name="T45">В первом сеансе начните транзакцию и выполните запрос</text:span><text:span text:style-name="T45"><text:line-break/></text:span><text:span text:style-name="T45">к созданной ранее таблице. Получится ли удалить эту таблицу во втором сеансе, пока первая транзакция не завершена? Проверьте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3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Mono4" svg:font-family="'Liberation Mono'" style:font-pitch="fixed"/>
    <style:font-face style:name="Liberation Mono5" svg:font-family="'Liberation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Vacuumable" draw:style="single" draw:color="#cccccc" draw:distance="0.51cm" draw:rotation="450"/>
    <draw:fill-image draw:name="Empty" xlink:href="Pictures/1000000000000008000000089442829B9654ACBA.png" xlink:type="simple" xlink:show="embed" xlink:actuate="onLoad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3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20H19M12S</meta:editing-duration>
    <meta:editing-cycles>178</meta:editing-cycles>
    <meta:generator>LibreOffice/7.3.7.2$Linux_X86_64 LibreOffice_project/30$Build-2</meta:generator>
    <dc:date>2025-02-04T15:59:16.481440626</dc:date>
    <meta:document-statistic meta:object-count="129"/>
    <meta:template xlink:type="simple" xlink:actuate="onRequest" xlink:title="master" xlink:href="../../../../../.config/libreoffice/4/user/template/master.otp" meta:date="2015-06-03T14:43:56.815095550"/>
  </office:meta>
</office:document-meta>
</file>